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Arabic Kufi" svg:font-family="'Droid Arabic Kufi'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83e61" style:font-size-asian="14pt" style:font-weight-asian="normal" style:font-name-complex="Droid Sans" style:font-size-complex="14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67e2b" style:font-size-asian="14pt" style:font-weight-asian="normal" style:font-name-complex="Droid Sans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dc2d6" officeooo:paragraph-rsid="009dc2d6" style:font-size-asian="14pt" style:font-weight-asian="normal" style:font-name-complex="Droid Sans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font-size="14pt" officeooo:paragraph-rsid="00667e2b" style:font-size-asian="14pt" style:font-size-complex="14pt"/>
    </style:style>
    <style:style style:name="P9" style:family="paragraph" style:parent-style-name="Heading_20_1">
      <style:paragraph-properties fo:text-align="center" style:justify-single-word="false"/>
      <style:text-properties officeooo:paragraph-rsid="00ab84bb"/>
    </style:style>
    <style:style style:name="P10" style:family="paragraph" style:parent-style-name="Text_20_body">
      <style:text-properties officeooo:paragraph-rsid="00ace92b"/>
    </style:style>
    <style:style style:name="P1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2">
      <style:paragraph-properties fo:text-align="center" style:justify-single-word="false"/>
      <style:text-properties officeooo:paragraph-rsid="00ab84bb"/>
    </style:style>
    <style:style style:name="P14" style:family="paragraph" style:parent-style-name="Heading_20_3">
      <style:text-properties officeooo:paragraph-rsid="00ab84bb"/>
    </style:style>
    <style:style style:name="P15" style:family="paragraph" style:parent-style-name="Preformatted_20_Text" style:list-style-name="L2">
      <style:paragraph-properties fo:line-height="100%" fo:text-align="start" style:justify-single-word="false"/>
      <style:text-properties style:font-name="Droid Sans" fo:font-size="14pt" officeooo:rsid="00a9a747" officeooo:paragraph-rsid="00a9a747" style:font-size-asian="14pt" style:font-size-complex="14pt"/>
    </style:style>
    <style:style style:name="P16" style:family="paragraph" style:parent-style-name="Preformatted_20_Text" style:list-style-name="L2">
      <style:paragraph-properties fo:line-height="100%" fo:text-align="start" style:justify-single-word="false"/>
      <style:text-properties officeooo:paragraph-rsid="00a9a747"/>
    </style:style>
    <style:style style:name="P17" style:family="paragraph" style:parent-style-name="Preformatted_20_Text" style:list-style-name="L2">
      <style:paragraph-properties fo:line-height="100%" fo:text-align="start" style:justify-single-word="false"/>
      <style:text-properties officeooo:paragraph-rsid="00ab84bb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19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8689fb" officeooo:paragraph-rsid="008689fb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22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739a1f" officeooo:paragraph-rsid="00739a1f" style:font-size-asian="14pt" style:font-weight-asian="bold" style:font-name-complex="Droid Sans" style:font-size-complex="14pt" style:font-weight-complex="bold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1f0e1f" officeooo:paragraph-rsid="009308a8" style:font-size-asian="14pt" style:font-weight-asian="normal" style:font-name-complex="Droid Sans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1f0e1f" officeooo:paragraph-rsid="0094ad22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1f0e1f" officeooo:paragraph-rsid="0096ac0d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88171a" officeooo:paragraph-rsid="0092e959" style:font-size-asian="14pt" style:font-weight-asian="normal" style:font-name-complex="Droid Sans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88171a" officeooo:paragraph-rsid="009308a8" style:font-size-asian="14pt" style:font-weight-asian="normal" style:font-name-complex="Droid Sans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88171a" officeooo:paragraph-rsid="0088171a" style:font-size-asian="14pt" style:font-weight-asian="normal" style:font-name-complex="Droid Sans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709fbb" officeooo:paragraph-rsid="00a52676" style:font-size-asian="14pt" style:font-weight-asian="normal" style:font-name-complex="Droid Sans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709fbb" officeooo:paragraph-rsid="00709fbb" style:font-size-asian="14pt" style:font-weight-asian="normal" style:font-name-complex="Droid Sans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277e4b" officeooo:paragraph-rsid="00739a1f" style:font-size-asian="14pt" style:font-weight-asian="normal" style:font-name-complex="Droid Sans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7175d6" officeooo:paragraph-rsid="0077f480" style:font-size-asian="14pt" style:font-weight-asian="normal" style:font-name-complex="Droid Sans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1fd34e" officeooo:paragraph-rsid="008c60d9" style:font-size-asian="14pt" style:font-weight-asian="normal" style:font-name-complex="Droid Sans" style:font-size-complex="14pt" style:font-weight-complex="normal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277e4b" officeooo:paragraph-rsid="00a30de5" style:font-size-asian="14pt" style:font-weight-asian="normal" style:font-size-complex="14pt" style:font-weight-complex="normal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4pt" fo:font-weight="normal" officeooo:rsid="0088171a" officeooo:paragraph-rsid="0092e959" style:font-size-asian="14pt" style:font-weight-asian="normal" style:font-size-complex="14pt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96ac0d" style:font-size-asian="14pt" style:font-weight-asian="normal" style:font-size-complex="14pt" style:font-weight-complex="normal"/>
    </style:style>
    <style:style style:name="P47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48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49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50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4pt" fo:font-weight="normal" officeooo:rsid="0074b345" officeooo:paragraph-rsid="0088171a" style:font-size-asian="14pt" style:font-weight-asian="normal" style:font-size-complex="14pt" style:font-weight-complex="normal"/>
    </style:style>
    <style:style style:name="P5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3665"/>
    </style:style>
    <style:style style:name="T3" style:family="text">
      <style:text-properties style:font-name="Droid Sans"/>
    </style:style>
    <style:style style:name="T4" style:family="text">
      <style:text-properties style:font-name="Droid Sans" fo:font-weight="bold" style:font-weight-asian="bold" style:font-name-complex="Droid Sans" style:font-weight-complex="bold"/>
    </style:style>
    <style:style style:name="T5" style:family="text">
      <style:text-properties style:font-name="Droid Sans" fo:font-weight="normal" style:font-weight-asian="normal" style:font-name-complex="Droid Sans" style:font-weight-complex="normal"/>
    </style:style>
    <style:style style:name="T6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7" style:family="text">
      <style:text-properties style:font-name="Droid Sans" style:font-name-complex="Droid Sans"/>
    </style:style>
    <style:style style:name="T8" style:family="text">
      <style:text-properties style:font-name="Droid Sans" officeooo:rsid="0024a2f7" style:font-name-complex="Droid Sans"/>
    </style:style>
    <style:style style:name="T9" style:family="text">
      <style:text-properties style:font-name="Droid Sans" officeooo:rsid="001fd34e" style:font-name-complex="Droid Sans"/>
    </style:style>
    <style:style style:name="T10" style:family="text">
      <style:text-properties style:font-name="Droid Sans" officeooo:rsid="00277e4b" style:font-name-complex="Droid Sans"/>
    </style:style>
    <style:style style:name="T11" style:family="text">
      <style:text-properties style:font-name="Droid Sans" officeooo:rsid="004f3c1c" style:font-name-complex="Droid Sans"/>
    </style:style>
    <style:style style:name="T12" style:family="text">
      <style:text-properties style:font-name="Droid Sans" officeooo:rsid="00277e4b"/>
    </style:style>
    <style:style style:name="T13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4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15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16" style:family="text">
      <style:text-properties style:font-name="Droid Sans" fo:font-size="14pt" fo:font-weight="normal" officeooo:rsid="000a09fc" style:font-size-asian="14pt" style:font-weight-asian="normal" style:font-name-complex="Droid Sans" style:font-size-complex="14pt" style:font-weight-complex="normal"/>
    </style:style>
    <style:style style:name="T17" style:family="text">
      <style:text-properties style:font-name="Droid Sans" fo:font-size="14pt" fo:font-weight="normal" officeooo:rsid="00865fd0" style:font-size-asian="14pt" style:font-weight-asian="normal" style:font-name-complex="Droid Sans" style:font-size-complex="14pt" style:font-weight-complex="normal"/>
    </style:style>
    <style:style style:name="T18" style:family="text">
      <style:text-properties style:font-name="Droid Sans" fo:font-size="14pt" fo:font-weight="normal" officeooo:rsid="0088171a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8aa8ce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8b0d90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8cd138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8e3b8b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918e18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9aa335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26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27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28" style:family="text">
      <style:text-properties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29" style:family="text">
      <style:text-properties style:font-name="Droid Sans" fo:font-size="14pt" fo:font-weight="bold" officeooo:rsid="000a09fc" style:font-size-asian="14pt" style:font-weight-asian="bold" style:font-name-complex="Droid Sans" style:font-size-complex="14pt" style:font-weight-complex="bold"/>
    </style:style>
    <style:style style:name="T30" style:family="text">
      <style:text-properties style:font-name="Droid Sans" fo:font-size="14pt" style:font-size-asian="14pt" style:font-size-complex="14pt"/>
    </style:style>
    <style:style style:name="T31" style:family="text">
      <style:text-properties style:font-name="Droid Sans" fo:font-size="14pt" officeooo:rsid="0033fe79" style:font-size-asian="14pt" style:font-size-complex="14pt"/>
    </style:style>
    <style:style style:name="T32" style:family="text">
      <style:text-properties style:font-name="Droid Sans" fo:font-size="14pt" officeooo:rsid="00a9a747" style:font-size-asian="14pt" style:font-size-complex="14pt"/>
    </style:style>
    <style:style style:name="T33" style:family="text">
      <style:text-properties style:font-name="Droid Sans" fo:font-size="14pt" officeooo:rsid="0082eac7" style:font-size-asian="14pt" style:font-size-complex="14pt"/>
    </style:style>
    <style:style style:name="T34" style:family="text">
      <style:text-properties style:font-name="Droid Sans" officeooo:rsid="001fd34e"/>
    </style:style>
    <style:style style:name="T35" style:family="text">
      <style:text-properties officeooo:rsid="00090694"/>
    </style:style>
    <style:style style:name="T36" style:family="text">
      <style:text-properties officeooo:rsid="002ff151"/>
    </style:style>
    <style:style style:name="T37" style:family="text">
      <style:text-properties officeooo:rsid="0033fe79"/>
    </style:style>
    <style:style style:name="T38" style:family="text">
      <style:text-properties fo:font-weight="normal" style:font-weight-asian="normal" style:font-name-complex="Droid Sans" style:font-weight-complex="normal"/>
    </style:style>
    <style:style style:name="T39" style:family="text">
      <style:text-properties fo:font-weight="normal" officeooo:rsid="00277e4b" style:font-weight-asian="normal" style:font-name-complex="Droid Sans" style:font-weight-complex="normal"/>
    </style:style>
    <style:style style:name="T40" style:family="text">
      <style:text-properties officeooo:rsid="00462138"/>
    </style:style>
    <style:style style:name="T41" style:family="text">
      <style:text-properties officeooo:rsid="004796d1"/>
    </style:style>
    <style:style style:name="T42" style:family="text">
      <style:text-properties officeooo:rsid="004cddbe"/>
    </style:style>
    <style:style style:name="T43" style:family="text">
      <style:text-properties officeooo:rsid="004b520c"/>
    </style:style>
    <style:style style:name="T44" style:family="text">
      <style:text-properties officeooo:rsid="004fbf97"/>
    </style:style>
    <style:style style:name="T45" style:family="text">
      <style:text-properties officeooo:rsid="00516df3"/>
    </style:style>
    <style:style style:name="T46" style:family="text">
      <style:text-properties officeooo:rsid="0052cd68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size="14pt" officeooo:rsid="00850999" style:font-size-asian="14pt" style:font-size-complex="14pt"/>
    </style:style>
    <style:style style:name="T49" style:family="text">
      <style:text-properties fo:font-size="14pt" officeooo:rsid="00a44233" style:font-size-asian="14pt" style:font-size-complex="14pt"/>
    </style:style>
    <style:style style:name="T50" style:family="text">
      <style:text-properties officeooo:rsid="005579d7"/>
    </style:style>
    <style:style style:name="T51" style:family="text">
      <style:text-properties officeooo:rsid="006468e1"/>
    </style:style>
    <style:style style:name="T52" style:family="text">
      <style:text-properties officeooo:rsid="006cd358"/>
    </style:style>
    <style:style style:name="T53" style:family="text">
      <style:text-properties officeooo:rsid="0077136e"/>
    </style:style>
    <style:style style:name="T54" style:family="text">
      <style:text-properties officeooo:rsid="001f0e1f"/>
    </style:style>
    <style:style style:name="T55" style:family="text">
      <style:text-properties style:text-position="super 58%"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56" style:family="text">
      <style:text-properties officeooo:rsid="009308a8"/>
    </style:style>
    <style:style style:name="T57" style:family="text">
      <style:text-properties officeooo:rsid="0094ad22"/>
    </style:style>
    <style:style style:name="T58" style:family="text">
      <style:text-properties officeooo:rsid="00a62a73"/>
    </style:style>
    <style:style style:name="T59" style:family="text">
      <style:text-properties style:font-name="Droid Arabic Kufi" fo:font-size="14pt" fo:font-weight="bold" officeooo:rsid="001f1a30" style:font-size-asian="14pt" style:font-weight-asian="bold" style:font-name-complex="Droid Arabic Kufi" style:font-size-complex="14pt" style:font-weight-complex="bold"/>
    </style:style>
    <style:style style:name="T60" style:family="text">
      <style:text-properties style:font-name="Droid Arabic Kufi" fo:font-size="14pt" fo:font-weight="bold" officeooo:rsid="00a9217f" style:font-size-asian="14pt" style:font-weight-asian="bold" style:font-name-complex="Droid Arabic Kufi" style:font-size-complex="14pt" style:font-weight-complex="bold"/>
    </style:style>
    <style:style style:name="T61" style:family="text">
      <style:text-properties officeooo:rsid="00ace92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Mohamed Shrief<text:line-break/><text:span text:style-name="T51">Junior </text:span>Software <text:span text:style-name="T58">Developer<text:line-break/></text:span><text:span text:style-name="T61">(Backend - Frontend)</text:span></text:h>
      <text:p text:style-name="P3"/>
      <text:p text:style-name="P8"><text:span text:style-name="T4">Portfolio</text:span><text:span text:style-name="T5">: </text:span><text:span text:style-name="T6">m-shrief.tech</text:span></text:p>
      <text:p text:style-name="P8"><text:span text:style-name="T4">Mail</text:span><text:span text:style-name="T5">: contact@m-shrief.tech</text:span></text:p>
      <text:p text:style-name="P5"><text:span text:style-name="T1">GitHub</text:span>: github.com/m-shrief</text:p>
      <text:p text:style-name="P6"><text:span text:style-name="T1">Linkedin:</text:span> <text:s/><text:a xlink:type="simple" xlink:href="https://www.linkedin.com/in/mohamed-shrief-12b2272b0/" text:style-name="Internet_20_link" text:visited-style-name="Visited_20_Internet_20_Link">mohamed-shrief-12b2272b0</text:a></text:p>
      <text:p text:style-name="P7"><text:span text:style-name="T1">Location</text:span>: Cairo, Egypt</text:p>
      <text:p text:style-name="P4"><text:span text:style-name="T1">Phone</text:span>: +201025331595</text:p>
      <text:p text:style-name="P2"><draw:line text:anchor-type="paragraph" draw:z-index="1" draw:name="Horizontal line 2" draw:style-name="gr1" draw:text-style-name="P51" svg:x1="-0.2563in" svg:y1="0.0882in" svg:x2="7.1098in" svg:y2="0.0646in"><text:p/></draw:line></text:p>
      <text:h text:style-name="P12" text:outline-level="2">Skills</text:h>
      <text:list text:style-name="L1">
        <text:list-item>
          <text:p text:style-name="P18">JavaScript and TypeScript </text:p>
        </text:list-item>
        <text:list-item>
          <text:p text:style-name="P20">Go</text:p>
        </text:list-item>
        <text:list-item>
          <text:p text:style-name="P21">Nodejs and Express.js</text:p>
        </text:list-item>
        <text:list-item>
          <text:p text:style-name="P18">Postgres, MongoDB <text:span text:style-name="T35">and Redis</text:span></text:p>
        </text:list-item>
        <text:list-item>
          <text:p text:style-name="P22">HTML, CSS and SCSS</text:p>
        </text:list-item>
        <text:list-item>
          <text:p text:style-name="P19">Vuejs <text:span text:style-name="T42">and its</text:span>’ <text:span text:style-name="T2">ecosystem</text:span> <text:span text:style-name="T2">(</text:span><text:span text:style-name="T42">like </text:span>Pinia <text:span text:style-name="T46">and</text:span> <text:span text:style-name="T45">V</text:span>ue<text:span text:style-name="T45">R</text:span>outer<text:span text:style-name="T2">)</text:span></text:p>
        </text:list-item>
        <text:list-item>
          <text:p text:style-name="P23"><text:span text:style-name="T42">Vite, </text:span><text:span text:style-name="T43">Vitest and Cypress</text:span></text:p>
        </text:list-item>
        <text:list-item>
          <text:p text:style-name="P23">Astro</text:p>
        </text:list-item>
        <text:list-item>
          <text:p text:style-name="P24">Docker Containerization</text:p>
        </text:list-item>
      </text:list>
      <text:p text:style-name="P2"><draw:line text:anchor-type="paragraph" draw:z-index="0" draw:name="Horizontal line 3" draw:style-name="gr1" draw:text-style-name="P51" svg:x1="-0.2591in" svg:y1="0.1272in" svg:x2="7.1071in" svg:y2="0.1035in"><text:p/></draw:line></text:p>
      <text:h text:style-name="P13" text:outline-level="2">Projects</text:h>
      <text:h text:style-name="P14" text:outline-level="3"><text:span text:style-name="T59">“</text:span><text:span text:style-name="T60">Adeeb أديب </text:span><text:span text:style-name="T59">”</text:span></text:h>
      <text:p text:style-name="Text_20_body"><text:span text:style-name="T18"><text:tab/>Mainly consists of a</text:span><text:span text:style-name="T19">n SSR, which communicates with a </text:span><text:span text:style-name="T18">REST API for business functionality. </text:span><text:span text:style-name="T19">And it</text:span><text:span text:style-name="T22">s backend</text:span><text:span text:style-name="T18"> depends on Users’ gRPC service to handle </text:span><text:span text:style-name="T23">authentication and authorization</text:span><text:span text:style-name="T21">.</text:span><text:span text:style-name="T26"> </text:span><text:span text:style-name="T29">My Role</text:span><text:span text:style-name="T16">: </text:span><text:span text:style-name="T17">Development and Operations.</text:span><text:span text:style-name="T26"><text:line-break/></text:span><text:span text:style-name="T13">(</text:span><text:a xlink:type="simple" xlink:href="https://github.com/M-Shrief/Adeeb_Astro_SSR" text:style-name="Internet_20_link" text:visited-style-name="Visited_20_Internet_20_Link"><text:span text:style-name="T13">Fronten</text:span><text:span text:style-name="T14">d’</text:span><text:span text:style-name="T15">s</text:span><text:span text:style-name="T14"> repo</text:span></text:a><text:span text:style-name="T13"> – </text:span><text:a xlink:type="simple" xlink:href="https://github.com/M-Shrief/Adeeb_ExpressTS_Postgres" text:style-name="Internet_20_link" text:visited-style-name="Visited_20_Internet_20_Link"><text:span text:style-name="T13">Backen</text:span><text:span text:style-name="T14">d’</text:span><text:span text:style-name="T15">s</text:span><text:span text:style-name="T14"> repo</text:span></text:a><text:span text:style-name="T13">)</text:span></text:p>
      <text:list xml:id="list2435123276" text:style-name="L2">
        <text:list-item>
          <text:p text:style-name="P25">Tech stack:</text:p>
          <text:list>
            <text:list-item>
              <text:p text:style-name="P44"><text:span text:style-name="T9">A</text:span><text:span text:style-name="T7">deeb’s frontned:</text:span></text:p>
              <text:list>
                <text:list-item>
                  <text:p text:style-name="P30">JavaScript and TypeScript</text:p>
                </text:list-item>
                <text:list-item>
                  <text:p text:style-name="P31"><text:span text:style-name="T36">HTML, </text:span><text:span text:style-name="T37">S</text:span><text:span text:style-name="T36">CSS </text:span><text:span text:style-name="T56">and </text:span>Vite.</text:p>
                </text:list-item>
                <text:list-item>
                  <text:p text:style-name="P26">Astro</text:p>
                </text:list-item>
                <text:list-item>
                  <text:p text:style-name="P26">Vuejs</text:p>
                </text:list-item>
              </text:list>
            </text:list-item>
          </text:list>
        </text:list-item>
        <text:list-item>
          <text:p text:style-name="P32"><text:soft-page-break/>Adeeb’s backend:</text:p>
          <text:list>
            <text:list-item>
              <text:list>
                <text:list-item>
                  <text:p text:style-name="P32">JavaScript and <text:span text:style-name="T54">TypeScript</text:span></text:p>
                </text:list-item>
                <text:list-item>
                  <text:p text:style-name="P45"><text:span text:style-name="T7">Nodejs </text:span><text:span text:style-name="T8">and </text:span><text:span text:style-name="T7">Express.js</text:span></text:p>
                </text:list-item>
                <text:list-item>
                  <text:p text:style-name="P45"><text:span text:style-name="T7">Postgres </text:span><text:span text:style-name="T10">and </text:span><text:span text:style-name="T8">TypeORM </text:span><text:span text:style-name="T10">with </text:span><text:span text:style-name="T9">Redis</text:span></text:p>
                </text:list-item>
              </text:list>
            </text:list-item>
            <text:list-item>
              <text:p text:style-name="P32">Users’ service:</text:p>
              <text:list>
                <text:list-item>
                  <text:p text:style-name="P32">Go</text:p>
                </text:list-item>
                <text:list-item>
                  <text:p text:style-name="P32">Postgres with Sqlc and Pgx.<text:line-break/></text:p>
                </text:list-item>
              </text:list>
            </text:list-item>
          </text:list>
        </text:list-item>
        <text:list-item>
          <text:p text:style-name="P48"><text:span text:style-name="T9">C</text:span><text:span text:style-name="T7">haracteristics: </text:span></text:p>
          <text:list>
            <text:list-item>
              <text:p text:style-name="P43"><text:span text:style-name="T49">+90</text:span><text:span text:style-name="T47"> mark</text:span><text:span text:style-name="T48">s</text:span><text:span text:style-name="T47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47">google’s lighthouse</text:span></text:a><text:span text:style-name="T47">.</text:span></text:p>
            </text:list-item>
            <text:list-item>
              <text:p text:style-name="P33">JWT authentication and authorization.</text:p>
            </text:list-item>
            <text:list-item>
              <text:p text:style-name="P33">Internationalization</text:p>
            </text:list-item>
            <text:list-item>
              <text:p text:style-name="P48"><text:span text:style-name="T3">Data validation</text:span><text:span text:style-name="T12">.</text:span></text:p>
            </text:list-item>
            <text:list-item>
              <text:p text:style-name="P40">Dark/Light Theme.</text:p>
            </text:list-item>
            <text:list-item>
              <text:p text:style-name="P35"><text:span text:style-name="T52">Regression and </text:span><text:span text:style-name="T41">C</text:span><text:span text:style-name="T40">omponent testing </text:span><text:span text:style-name="T50">with Vitest</text:span></text:p>
            </text:list-item>
            <text:list-item>
              <text:p text:style-name="P35">Documentation with TSdoc and TypeDoc.</text:p>
            </text:list-item>
            <text:list-item>
              <text:p text:style-name="P37"><text:span text:style-name="T44">Sentry for monitoring </text:span><text:span text:style-name="T50">errors and performance</text:span></text:p>
            </text:list-item>
            <text:list-item>
              <text:p text:style-name="P50"><text:span text:style-name="T34">D</text:span><text:span text:style-name="T3">ocker Containerization</text:span></text:p>
            </text:list-item>
          </text:list>
        </text:list-item>
        <text:list-item>
          <text:p text:style-name="P15"><text:span text:style-name="T39">D</text:span><text:span text:style-name="T38">eployed From September 2023 to April 2024:</text:span></text:p>
          <text:list>
            <text:list-item>
              <text:p text:style-name="P16"><text:span text:style-name="T33">U</text:span><text:span text:style-name="T30">sing Digital ocean server, with Ubuntu and Nginx.</text:span></text:p>
            </text:list-item>
            <text:list-item>
              <text:p text:style-name="P17"><text:span text:style-name="T32">Used </text:span><text:span text:style-name="T31">CloudFlare</text:span><text:span text:style-name="T32"> to m</text:span><text:span text:style-name="T30">anag</text:span><text:span text:style-name="T32">e</text:span><text:span text:style-name="T30"> Domains, DNS, SSL, CDN </text:span><text:span text:style-name="T32">and on.</text:span></text:p>
            </text:list-item>
          </text:list>
        </text:list-item>
      </text:list>
      <text:h text:style-name="Heading_20_3" text:outline-level="3"><text:span text:style-name="T59">“</text:span><text:span text:style-name="T60">Adeeb أديب </text:span><text:span text:style-name="T59">”</text:span><text:span text:style-name="T25"> </text:span><text:span text:style-name="T28">(2</text:span><text:span text:style-name="T55">nd</text:span><text:span text:style-name="T28"> version)</text:span></text:h>
      <text:p text:style-name="P10"><text:span text:style-name="T18"><text:tab/>Mainly consists of </text:span><text:span text:style-name="T20">a</text:span><text:span text:style-name="T24">n</text:span><text:span text:style-name="T20"> SPA</text:span><text:span text:style-name="T19"> with a </text:span><text:span text:style-name="T18">REST API. </text:span><text:span text:style-name="T29">My Role</text:span><text:span text:style-name="T16">: </text:span><text:span text:style-name="T17">Full Development.</text:span><text:span text:style-name="T25"><text:line-break/></text:span><text:span text:style-name="T27">(</text:span><text:a xlink:type="simple" xlink:href="https://github.com/M-Shrief/Adeeb_Vue_TS" text:style-name="Internet_20_link" text:visited-style-name="Visited_20_Internet_20_Link"><text:span text:style-name="T13">Fronten</text:span><text:span text:style-name="T14">d’</text:span><text:span text:style-name="T15">s</text:span><text:span text:style-name="T14"> repo</text:span></text:a><text:span text:style-name="T13"> – </text:span><text:a xlink:type="simple" xlink:href="https://github.com/M-Shrief/Adeeb_ExpressTS" text:style-name="Internet_20_link" text:visited-style-name="Visited_20_Internet_20_Link"><text:span text:style-name="T13">Backen</text:span><text:span text:style-name="T14">d’</text:span><text:span text:style-name="T15">s</text:span><text:span text:style-name="T14"> repo</text:span></text:a><text:span text:style-name="T13">)</text:span></text:p>
      <text:list text:continue-numbering="true" text:style-name="L2">
        <text:list-item>
          <text:p text:style-name="P27">Tech stack:</text:p>
          <text:list>
            <text:list-item>
              <text:p text:style-name="P28"><text:span text:style-name="T57">JavaScript and </text:span>TypeScript</text:p>
            </text:list-item>
            <text:list-item>
              <text:p text:style-name="P29"><text:span text:style-name="T36">HTML, </text:span><text:span text:style-name="T37">S</text:span><text:span text:style-name="T36">CSS </text:span><text:span text:style-name="T57">and Vite</text:span></text:p>
            </text:list-item>
            <text:list-item>
              <text:p text:style-name="P46"><text:span text:style-name="T7">Vuejs, </text:span><text:span text:style-name="T11">Pinia and VueRouter</text:span></text:p>
            </text:list-item>
            <text:list-item>
              <text:p text:style-name="P46"><text:span text:style-name="T7">Nodejs </text:span><text:span text:style-name="T8">and </text:span><text:span text:style-name="T7">Express.js</text:span></text:p>
            </text:list-item>
            <text:list-item>
              <text:p text:style-name="P47"><text:span text:style-name="T11">MongoDB and </text:span><text:span text:style-name="T9">Redis</text:span></text:p>
            </text:list-item>
          </text:list>
        </text:list-item>
        <text:list-item>
          <text:p text:style-name="P49"><text:span text:style-name="T9">C</text:span><text:span text:style-name="T7">haracteristics: </text:span></text:p>
          <text:list>
            <text:list-item>
              <text:p text:style-name="P34">JWT authentication and authorization.</text:p>
            </text:list-item>
            <text:list-item>
              <text:p text:style-name="P41">Data validation.</text:p>
            </text:list-item>
            <text:list-item>
              <text:p text:style-name="P42">Dark/Light Theme.</text:p>
            </text:list-item>
            <text:list-item>
              <text:p text:style-name="P36"><text:span text:style-name="T52">Regression and </text:span><text:span text:style-name="T41">C</text:span><text:span text:style-name="T40">omponent testing </text:span><text:span text:style-name="T50">with Vitest </text:span>and Cypress.</text:p>
            </text:list-item>
            <text:list-item>
              <text:p text:style-name="P38"><text:span text:style-name="T53">CI using g</text:span>ithub actions for testing</text:p>
            </text:list-item>
            <text:list-item>
              <text:p text:style-name="P39">Docker Containerization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Arabic Kufi" svg:font-family="'Droid Arabic Kufi'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/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4-03T03:58:44.480815477</dc:date>
    <meta:editing-duration>PT14H23M57S</meta:editing-duration>
    <meta:editing-cycles>139</meta:editing-cycles>
    <meta:generator>LibreOffice/24.2.0.3$Linux_X86_64 LibreOffice_project/420$Build-3</meta:generator>
    <meta:print-date>2024-04-03T03:52:16.644542663</meta:print-date>
    <meta:printed-by>PDF files</meta:printed-by>
    <meta:document-statistic meta:table-count="0" meta:image-count="0" meta:object-count="0" meta:page-count="2" meta:paragraph-count="63" meta:word-count="305" meta:character-count="1894" meta:non-whitespace-character-count="1691"/>
  </office:meta>
</office:document-meta>
</file>